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b0ba" officeooo:paragraph-rsid="000fb0ba"/>
    </style:style>
    <style:style style:name="P2" style:family="paragraph" style:parent-style-name="Standard">
      <style:text-properties officeooo:rsid="000fb0ba" officeooo:paragraph-rsid="000fb0ba"/>
    </style:style>
    <style:style style:name="P3" style:family="paragraph" style:parent-style-name="Standard">
      <style:text-properties officeooo:rsid="0010beb0" officeooo:paragraph-rsid="0010beb0"/>
    </style:style>
    <style:style style:name="P4" style:family="paragraph" style:parent-style-name="Standard">
      <style:text-properties officeooo:paragraph-rsid="0010beb0"/>
    </style:style>
    <style:style style:name="T1" style:family="text">
      <style:text-properties officeooo:rsid="0010be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RSOR : (ALL :IMPLICT,EXPLICIT,PARAMETERIZED,CURSOR FOR LOOP)</text:p>
      <text:p text:style-name="P3">WRITE A PL/SQL BLOCK FOR CODE USING PARAMETERIZED CURSOR,THAT WILL MERGE THE DATA AVAILABLE IN NEWLY CREATED TABLE</text:p>
      <text:p text:style-name="P4"><text:span text:style-name="T1">N_EMPID WITH THE DATA AVAILABLE IN THE OLD_EMPID.</text:span></text:p>
      <text:p text:style-name="P4">IF THE DATA IN THE FIRST TABLE ALREADY EXIST IN THE SECOND TABLE THEN THE DATA WILL BE SKIPPED.</text:p>
      <text:p text:style-name="P1"/>
      <text:p text:style-name="P1"/>
      <text:p text:style-name="P1">DECLARE </text:p>
      <text:p text:style-name="P1"><text:tab/>cursor mycursor is select * from SoldEmp; </text:p>
      <text:p text:style-name="P1"><text:tab/>idc integer; </text:p>
      <text:p text:style-name="P1"><text:tab/>countc integer; </text:p>
      <text:p text:style-name="P1"><text:tab/>namec varchar2(50); </text:p>
      <text:p text:style-name="P1">BEGIN </text:p>
      <text:p text:style-name="P1">open mycursor; </text:p>
      <text:p text:style-name="P1">dbms_output.put_line('Explicit cursor.'); </text:p>
      <text:p text:style-name="P1">loop </text:p>
      <text:p text:style-name="P1"><text:tab/>fetch mycursor into idc,namec; </text:p>
      <text:p text:style-name="P1"><text:tab/>if mycursor%NOTFOUND then </text:p>
      <text:p text:style-name="P1"><text:tab/>dbms_output.put_line('No data found.Rows of old table completed'); </text:p>
      <text:p text:style-name="P1"><text:tab/>EXIT; </text:p>
      <text:p text:style-name="P1"><text:tab/>elsif mycursor%FOUND then </text:p>
      <text:p text:style-name="P1"><text:tab/>dbms_output.put_line('ID is : '||idc || ' <text:s text:c="2"/>NAME : '||namec); </text:p>
      <text:p text:style-name="P1"><text:tab/>end if; </text:p>
      <text:p text:style-name="P1"><text:tab/>select count(*) into countc from SnewEmp where id=idc and name=namec; </text:p>
      <text:p text:style-name="P1"><text:tab/>if countc=0 then </text:p>
      <text:p text:style-name="P1"><text:tab/><text:tab/>insert into SnewEmp values(idc,namec); </text:p>
      <text:p text:style-name="P1"><text:tab/><text:tab/>dbms_output.put_line('inserted into new table'); </text:p>
      <text:p text:style-name="P1"><text:tab/>else </text:p>
      <text:p text:style-name="P1"><text:tab/><text:tab/>dbms_output.put_line('data already present in new table'); </text:p>
      <text:p text:style-name="P1"><text:tab/>end if;<text:tab/> </text:p>
      <text:p text:style-name="P1">end loop; </text:p>
      <text:p text:style-name="P1"/>
      <text:p text:style-name="P1">close mycursor; </text:p>
      <text:p text:style-name="P1">end; </text:p>
      <text:p text:style-name="P1">/ </text:p>
      <text:p text:style-name="P1"/>
      <text:p text:style-name="P1">delete from SnewEmp where id in (11,4,3,1); </text:p>
      <text:p text:style-name="P1">DECLARE </text:p>
      <text:p text:style-name="P1"><text:tab/>cursor mycursor(idpc number:=&amp;id ) is select * from SoldEmp where id=idpc; </text:p>
      <text:p text:style-name="P1"><text:tab/>idc integer; </text:p>
      <text:p text:style-name="P1"><text:tab/>countc integer; </text:p>
      <text:p text:style-name="P1"><text:tab/>namec varchar2(50); </text:p>
      <text:p text:style-name="P1">BEGIN </text:p>
      <text:p text:style-name="P1">open mycursor; </text:p>
      <text:p text:style-name="P1">dbms_output.put_line('Parameterized cursor.'); </text:p>
      <text:p text:style-name="P1"><text:tab/>fetch mycursor into idc,namec; </text:p>
      <text:p text:style-name="P1"><text:tab/>if mycursor%NOTFOUND then </text:p>
      <text:p text:style-name="P1"><text:tab/>dbms_output.put_line('No data found.Rows of old table completed'); </text:p>
      <text:p text:style-name="P1"><text:soft-page-break/><text:tab/>elsif mycursor%FOUND then </text:p>
      <text:p text:style-name="P1"><text:tab/>dbms_output.put_line('ID is : '||idc || ' <text:s text:c="2"/>NAME : '||namec); </text:p>
      <text:p text:style-name="P1"><text:tab/>end if; </text:p>
      <text:p text:style-name="P1"><text:tab/>select count(*) into countc from SnewEmp where id=idc and name=namec; </text:p>
      <text:p text:style-name="P1"><text:tab/>if countc=0 then </text:p>
      <text:p text:style-name="P1"><text:tab/><text:tab/>insert into SnewEmp values(idc,namec); </text:p>
      <text:p text:style-name="P1"><text:tab/><text:tab/>dbms_output.put_line('inserted into new table'); </text:p>
      <text:p text:style-name="P1"><text:tab/>else </text:p>
      <text:p text:style-name="P1"><text:tab/><text:tab/>dbms_output.put_line('data already present in new table'); </text:p>
      <text:p text:style-name="P1"><text:tab/>end if;<text:tab/> </text:p>
      <text:p text:style-name="P1">close mycursor; </text:p>
      <text:p text:style-name="P1">end; </text:p>
      <text:p text:style-name="P1">/ </text:p>
      <text:p text:style-name="P1">delete from SnewEmp where id in (5,4,3,2,1); </text:p>
      <text:p text:style-name="P1">DECLARE <text:tab/> </text:p>
      <text:p text:style-name="P1"><text:tab/>cursor mycursor is select * from SoldEmp; </text:p>
      <text:p text:style-name="P1"><text:tab/>idc integer; </text:p>
      <text:p text:style-name="P1"><text:tab/>countc integer; </text:p>
      <text:p text:style-name="P1"><text:tab/>namec varchar2(50); </text:p>
      <text:p text:style-name="P1">BEGIN </text:p>
      <text:p text:style-name="P1">dbms_output.put_line('Implicit and For Loop.'); </text:p>
      <text:p text:style-name="P1"><text:tab/>for i in mycursor </text:p>
      <text:p text:style-name="P1">loop </text:p>
      <text:p text:style-name="P1"><text:tab/>idc:=i.id; </text:p>
      <text:p text:style-name="P1"><text:tab/>namec:=i.name; </text:p>
      <text:p text:style-name="P1"><text:tab/>if sql%NOTFOUND then </text:p>
      <text:p text:style-name="P1"><text:tab/>dbms_output.put_line('No data found.Rows of old table completed'); </text:p>
      <text:p text:style-name="P1"><text:tab/>EXIT; </text:p>
      <text:p text:style-name="P1"><text:tab/>elsif sql%FOUND then </text:p>
      <text:p text:style-name="P1"><text:tab/>dbms_output.put_line('ID is : '||idc || ' <text:s text:c="2"/>NAME : '||namec); </text:p>
      <text:p text:style-name="P1"><text:tab/>end if; </text:p>
      <text:p text:style-name="P1"><text:tab/>select count(*) into countc from SnewEmp where id=idc and name=namec; </text:p>
      <text:p text:style-name="P1"><text:tab/>if countc=0 then </text:p>
      <text:p text:style-name="P1"><text:tab/><text:tab/>insert into SnewEmp values(idc,namec); </text:p>
      <text:p text:style-name="P1"><text:tab/><text:tab/>dbms_output.put_line('inserted into new table'); </text:p>
      <text:p text:style-name="P1"><text:tab/>else </text:p>
      <text:p text:style-name="P1"><text:tab/><text:tab/>dbms_output.put_line('data already present in new table'); </text:p>
      <text:p text:style-name="P1"><text:tab/>end if;<text:tab/> </text:p>
      <text:p text:style-name="P1">end loop; </text:p>
      <text:p text:style-name="P1">end; </text:p>
      <text:p text:style-name="P1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28:01.946010756</meta:creation-date>
    <dc:date>2019-09-05T14:49:28.156656863</dc:date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2" meta:paragraph-count="84" meta:word-count="320" meta:character-count="2491" meta:non-whitespace-character-count="2101"/>
  </office:meta>
</office:document-meta>
</file>